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cm" svg:stroke-color="#000000" draw:marker-start-width="0.065cm" draw:marker-end-width="0.065cm" draw:fill="solid" draw:fill-color="#99ccff" draw:textarea-horizontal-align="justify" draw:textarea-vertical-align="middle" draw:auto-grow-height="false" fo:min-height="1.85cm" fo:min-width="4.5cm" fo:padding-top="0.16cm" fo:padding-bottom="0.16cm" fo:padding-left="0.285cm" fo:padding-right="0.285cm"/>
    </style:style>
    <style:style style:name="gr2" style:family="graphic" style:parent-style-name="standard">
      <style:graphic-properties svg:stroke-width="0.07cm" svg:stroke-color="#000000" draw:marker-start-width="0.065cm" draw:marker-end-width="0.065cm" draw:fill-color="#dddddd" draw:textarea-horizontal-align="justify" draw:textarea-vertical-align="middle" draw:auto-grow-height="false" fo:min-height="1.85cm" fo:min-width="4.5cm" fo:padding-top="0.16cm" fo:padding-bottom="0.16cm" fo:padding-left="0.285cm" fo:padding-right="0.285cm"/>
    </style:style>
    <style:style style:name="gr3" style:family="graphic" style:parent-style-name="standard">
      <style:graphic-properties svg:stroke-width="0.07cm" svg:stroke-color="#000000" draw:marker-start-width="0.215cm" draw:marker-end-width="0.215cm" draw:fill="solid" draw:fill-color="#ffcccc" draw:textarea-horizontal-align="justify" draw:textarea-vertical-align="middle" draw:auto-grow-height="false" fo:min-height="1.85cm" fo:min-width="4.5cm" fo:padding-top="0.16cm" fo:padding-bottom="0.16cm" fo:padding-left="0.285cm" fo:padding-right="0.285cm"/>
    </style:style>
    <style:style style:name="gr4" style:family="graphic" style:parent-style-name="standard">
      <style:graphic-properties svg:stroke-width="0.07cm" svg:stroke-color="#000000" draw:marker-start-width="0.215cm" draw:marker-end-width="0.215cm" draw:fill="solid" draw:fill-color="#ccffcc" draw:textarea-horizontal-align="justify" draw:textarea-vertical-align="middle" draw:auto-grow-height="false" fo:min-height="1.85cm" fo:min-width="4.5cm" fo:padding-top="0.16cm" fo:padding-bottom="0.16cm" fo:padding-left="0.285cm" fo:padding-right="0.285cm"/>
    </style:style>
    <style:style style:name="gr5" style:family="graphic" style:parent-style-name="objectwithoutfill">
      <style:graphic-properties svg:stroke-width="0.07cm" svg:stroke-color="#000000" draw:marker-start-width="0.215cm" draw:marker-end-width="0.215cm" draw:fill="none" draw:textarea-vertical-align="middle" fo:padding-top="0.16cm" fo:padding-bottom="0.16cm" fo:padding-left="0.285cm" fo:padding-right="0.285cm"/>
    </style:style>
    <style:style style:name="gr6" style:family="graphic" style:parent-style-name="standard">
      <style:graphic-properties svg:stroke-width="0.07cm" svg:stroke-color="#000000" draw:marker-start-width="0.215cm" draw:marker-end-width="0.215cm" draw:fill="solid" draw:fill-color="#ffcccc" draw:textarea-horizontal-align="justify" draw:textarea-vertical-align="middle" draw:auto-grow-height="false" fo:min-height="1.78cm" fo:min-width="4.43cm" fo:padding-top="0.16cm" fo:padding-bottom="0.16cm" fo:padding-left="0.285cm" fo:padding-right="0.285cm"/>
    </style:style>
    <style:style style:name="gr7" style:family="graphic" style:parent-style-name="standard">
      <style:graphic-properties svg:stroke-width="0.07cm" svg:stroke-color="#000000" draw:marker-start-width="0.065cm" draw:marker-end-width="0.065cm" draw:fill="solid" draw:fill-color="#99ccff" draw:textarea-horizontal-align="justify" draw:textarea-vertical-align="middle" draw:auto-grow-height="false" fo:min-height="1.78cm" fo:min-width="4.43cm" fo:padding-top="0.16cm" fo:padding-bottom="0.16cm" fo:padding-left="0.285cm" fo:padding-right="0.285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5cm" svg:height="2.1cm" svg:x="15cm" svg:y="1cm">
          <text:p text:style-name="P1"><text:span text:style-name="T1">RUN x.01</text:span></text:p>
          <text:p text:style-name="P1">• BAQ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cm" svg:height="2.1cm" svg:x="8cm" svg:y="4.9cm">
          <text:p text:style-name="P1"><text:span text:style-name="T1">RUN x.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5cm" svg:height="2.1cm" svg:x="8cm" svg:y="1cm">
          <text:p text:style-name="P1"><text:span text:style-name="T1">RUN x.05</text:span></text:p>
          <text:p text:style-name="P1">• DelStats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5cm" svg:height="2.1cm" svg:x="1cm" svg:y="4.9cm">
          <text:p text:style-name="P1"><text:span text:style-name="T1">RUN x.06</text:span></text:p>
          <text:p text:style-name="P1">• Ins</text:p>
          <text:p text:style-name="P1">• Dels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5cm" svg:height="2.1cm" svg:x="1cm" svg:y="9cm">
          <text:p text:style-name="P1"><text:span text:style-name="T1">RUN x.08</text:span></text:p>
          <text:p text:style-name="P1">• Dels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5cm" svg:height="2.1cm" svg:x="8cm" svg:y="9cm">
          <text:p text:style-name="P1"><text:span text:style-name="T1">RUN x.03</text:span></text:p>
          <text:p text:style-name="P1">• Ococo (32 bit)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5cm" svg:height="2.1cm" svg:x="8cm" svg:y="13cm">
          <text:p text:style-name="P1"><text:span text:style-name="T1">RUN x.04</text:span></text:p>
          <text:p text:style-name="P1">• Ococo (16 bit)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5cm" svg:height="2.1cm" svg:x="8cm" svg:y="17cm">
          <text:p text:style-name="P1"><text:span text:style-name="T1">RUN x.09</text:span></text:p>
          <text:p text:style-name="P1">• Ococo (16 bit)</text:p>
          <text:p text:style-name="P1">• NoRemap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.5cm" svg:y1="3.1cm" svg:x2="10.5cm" svg:y2="4.9cm" draw:start-shape="id1" draw:start-glue-point="2" draw:end-shape="id2" draw:end-glue-point="0" svg:d="M10500 3100v1800" svg:viewBox="0 0 1 1801">
          <text:p/>
        </draw:connector>
        <draw:connector draw:style-name="gr5" draw:text-style-name="P1" draw:layer="layout" draw:type="line" svg:x1="15cm" svg:y1="2.05cm" svg:x2="10.5cm" svg:y2="4.9cm" draw:start-shape="id3" draw:end-shape="id2" draw:end-glue-point="0" svg:d="M15000 2050l-4500 2850" svg:viewBox="0 0 4501 2851">
          <text:p/>
        </draw:connector>
        <draw:connector draw:style-name="gr5" draw:text-style-name="P1" draw:layer="layout" draw:type="line" svg:x1="10.5cm" svg:y1="7cm" svg:x2="10.5cm" svg:y2="9cm" draw:start-shape="id2" draw:start-glue-point="2" draw:end-shape="id4" draw:end-glue-point="0" svg:d="M10500 7000v2000" svg:viewBox="0 0 1 2001">
          <text:p/>
        </draw:connector>
        <draw:connector draw:style-name="gr5" draw:text-style-name="P1" draw:layer="layout" draw:type="line" svg:x1="10.5cm" svg:y1="11.1cm" svg:x2="10.5cm" svg:y2="13cm" draw:start-shape="id4" draw:start-glue-point="2" draw:end-shape="id5" draw:end-glue-point="0" svg:d="M10500 11100v1900" svg:viewBox="0 0 1 1901">
          <text:p/>
        </draw:connector>
        <draw:connector draw:style-name="gr5" draw:text-style-name="P1" draw:layer="layout" draw:type="line" svg:x1="10.5cm" svg:y1="15.1cm" svg:x2="10.5cm" svg:y2="17cm" draw:start-shape="id5" draw:start-glue-point="2" draw:end-shape="id6" draw:end-glue-point="0" svg:d="M10500 15100v1900" svg:viewBox="0 0 1 1901">
          <text:p/>
        </draw:connector>
        <draw:connector draw:style-name="gr5" draw:text-style-name="P1" draw:layer="layout" draw:type="line" svg:x1="8cm" svg:y1="5.95cm" svg:x2="6cm" svg:y2="5.95cm" draw:start-shape="id2" draw:start-glue-point="3" draw:end-shape="id7" draw:end-glue-point="1" svg:d="M8000 5950h-2000" svg:viewBox="0 0 2001 1">
          <text:p/>
        </draw:connector>
        <draw:connector draw:style-name="gr5" draw:text-style-name="P1" draw:layer="layout" draw:type="line" svg:x1="8cm" svg:y1="5.95cm" svg:x2="6cm" svg:y2="10.05cm" draw:start-shape="id2" draw:end-shape="id8" svg:d="M8000 5950l-2000 4100" svg:viewBox="0 0 2001 4101">
          <text:p/>
        </draw:connector>
        <draw:connector draw:style-name="gr5" draw:text-style-name="P1" draw:layer="layout" draw:type="line" svg:x1="3.5cm" svg:y1="9cm" svg:x2="3.5cm" svg:y2="7cm" draw:start-shape="id8" draw:start-glue-point="0" draw:end-shape="id7" svg:d="M3500 9000v-2000" svg:viewBox="0 0 1 2001">
          <text:p/>
        </draw:connector>
        <draw:custom-shape draw:style-name="gr6" draw:text-style-name="P1" xml:id="id9" draw:id="id9" draw:layer="layout" svg:width="5cm" svg:height="2.1cm" svg:x="1cm" svg:y="1cm">
          <text:p text:style-name="P1"><text:span text:style-name="T1">RUN x.10</text:span></text:p>
          <text:p text:style-name="P1">• In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.5cm" svg:y1="4.9cm" svg:x2="3.5cm" svg:y2="3.1cm" draw:start-shape="id7" draw:start-glue-point="0" draw:end-shape="id9" draw:end-glue-point="2" svg:d="M3500 4900v-1800" svg:viewBox="0 0 1 1801">
          <text:p/>
        </draw:connector>
        <draw:connector draw:style-name="gr5" draw:text-style-name="P1" draw:layer="layout" draw:type="line" svg:x1="8cm" svg:y1="5.95cm" svg:x2="6cm" svg:y2="2.05cm" draw:start-shape="id2" draw:end-shape="id9" svg:d="M8000 5950l-2000-3900" svg:viewBox="0 0 2001 3901">
          <text:p/>
        </draw:connector>
        <draw:custom-shape draw:style-name="gr7" draw:text-style-name="P1" xml:id="id10" draw:id="id10" draw:layer="layout" svg:width="5cm" svg:height="2.1cm" svg:x="15cm" svg:y="4.9cm">
          <text:p text:style-name="P1"><text:span text:style-name="T1">RUN x.09</text:span></text:p>
          <text:p text:style-name="P1">• Bowtie2 (global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1" draw:id="id11" draw:layer="layout" svg:width="5cm" svg:height="2.1cm" svg:x="15cm" svg:y="9cm">
          <text:p text:style-name="P1"><text:span text:style-name="T1">RUN x.16</text:span></text:p>
          <text:p text:style-name="P1">• Bowtie2 (local)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5cm" svg:y1="5.95cm" svg:x2="13cm" svg:y2="5.95cm" draw:start-shape="id10" draw:end-shape="id2" draw:end-glue-point="1" svg:d="M15000 5950h-2000" svg:viewBox="0 0 2001 1">
          <text:p/>
        </draw:connector>
        <draw:connector draw:style-name="gr5" draw:text-style-name="P1" draw:layer="layout" draw:type="line" svg:x1="15cm" svg:y1="10.05cm" svg:x2="13cm" svg:y2="5.95cm" draw:start-shape="id11" draw:end-shape="id2" svg:d="M15000 10050l-2000-4100" svg:viewBox="0 0 2001 4101">
          <text:p/>
        </draw:connector>
        <draw:connector draw:style-name="gr5" draw:text-style-name="P1" draw:layer="layout" draw:type="line" svg:x1="17.5cm" svg:y1="7cm" svg:x2="17.5cm" svg:y2="9cm" draw:start-shape="id10" draw:start-glue-point="2" draw:end-shape="id11" svg:d="M17500 7000v2000" svg:viewBox="0 0 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2T17:29:00.042614000</meta:creation-date>
    <dc:date>2016-04-07T13:53:53.515575403</dc:date>
    <meta:editing-duration>PT49M59S</meta:editing-duration>
    <meta:editing-cycles>15</meta:editing-cycles>
    <meta:generator>LibreOffice/4.2.8.2$Linux_X86_64 LibreOffice_project/420m0$Build-2</meta:generator>
    <meta:document-statistic meta:object-count="24"/>
  </office:meta>
</office:document-meta>
</file>